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ato-Regular" svg:font-family="Lato-Regular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.304cm" style:rel-column-width="739*"/>
    </style:style>
    <style:style style:name="Tableau2.B" style:family="table-column">
      <style:table-column-properties style:column-width="6.105cm" style:rel-column-width="3461*"/>
    </style:style>
    <style:style style:name="Tableau2.C" style:family="table-column">
      <style:table-column-properties style:column-width="6.69cm" style:rel-column-width="3793*"/>
    </style:style>
    <style:style style:name="Tableau2.D" style:family="table-column">
      <style:table-column-properties style:column-width="4.902cm" style:rel-column-width="277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7" style:family="paragraph" style:parent-style-name="Standard">
      <style:text-properties style:font-name="Arial" fo:font-size="10pt" officeooo:paragraph-rsid="00925d3d" style:font-size-asian="10pt" style:font-size-complex="10pt"/>
    </style:style>
    <style:style style:name="P8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9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0" style:family="paragraph" style:parent-style-name="Standard">
      <style:text-properties officeooo:paragraph-rsid="00925d3d"/>
    </style:style>
    <style:style style:name="P11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12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13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T1" style:family="text">
      <style:text-properties officeooo:rsid="000bf3ed"/>
    </style:style>
    <style:style style:name="T2" style:family="text">
      <style:text-properties officeooo:rsid="00912214"/>
    </style:style>
    <style:style style:name="T3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5" style:family="text">
      <style:text-properties officeooo:rsid="0093ba8c"/>
    </style:style>
    <style:style style:name="T6" style:family="text">
      <style:text-properties officeooo:rsid="009542f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Société : </text:span>{mycompany_name} – {<text:span text:style-name="T2">Adress</text:span>}</text:p>
      <text:p text:style-name="P8">N° de déclaration :</text:p>
      <text:p text:style-name="P9">Tél : </text:p>
      <text:p text:style-name="P9">Siret :</text:p>
      <text:p text:style-name="P9">Mail : </text:p>
      <text:p text:style-name="P9">Site internet :</text:p>
      <text:p text:style-name="P9"/>
      <text:p text:style-name="P12">Convention de formation : {CONTRACT}</text:p>
      <text:p text:style-name="P12">Formation : {PROJECT}</text:p>
      <text:p text:style-name="P12">Session : {DATESESSION} de {DSSESSION} à {DESESSION} Durée : {DURATION}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3114391283696">
          <table:table-cell table:style-name="Tableau2.A1" office:value-type="string">
            <text:p text:style-name="P18">N°</text:p>
          </table:table-cell>
          <table:table-cell table:style-name="Tableau2.A1" office:value-type="string">
            <text:p text:style-name="P14">Nom</text:p>
          </table:table-cell>
          <table:table-cell table:style-name="Tableau2.A1" office:value-type="string">
            <text:p text:style-name="P14">Prénom</text:p>
          </table:table-cell>
          <table:table-cell table:style-name="Tableau2.D1" office:value-type="string">
            <text:p text:style-name="P15">Signature</text:p>
          </table:table-cell>
        </table:table-row>
        <table:table-row table:style-name="TableLine311439130627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7"/>
          </table:table-cell>
          <table:table-cell table:style-name="Tableau2.C2" office:value-type="string">
            <text:p text:style-name="P17"/>
          </table:table-cell>
          <table:table-cell table:style-name="Tableau2.D2" office:value-type="string">
            <text:p text:style-name="P7"/>
          </table:table-cell>
        </table:table-row>
      </table:table>
      <text:p text:style-name="P4"/>
      <text:p text:style-name="P5"/>
      <text:p text:style-name="P6"><text:tab/>Intervenant : </text:p>
      <text:p text:style-name="P6"><text:tab/>{AAAA}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ato-Regular" svg:font-family="Lato-Regular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9542f4"/>
    </style:style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1.3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olimeet</text:span> Document généré le <text:span text:style-name="MT3">{AAAAMMJJ – HH:MM} <text:s/>- lien public si activé</text:span></text:p>
        <text:p text:style-name="MP3"><text:file-name text:display="name-and-extension">template_attendancesheetdocument.odt</text:file-name><text:tab/>Version –<text:span text:style-name="MT4"> 1.3.3 - 20220713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43M48S</meta:editing-duration>
    <meta:editing-cycles>219</meta:editing-cycles>
    <meta:generator>LibreOffice/7.2.7.2$Windows_X86_64 LibreOffice_project/8d71d29d553c0f7dcbfa38fbfda25ee34cce99a2</meta:generator>
    <dc:date>2022-08-18T14:41:06.48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18" meta:word-count="65" meta:character-count="457" meta:non-whitespace-character-count="401"/>
    <meta:user-defined meta:name="Langue">Francais</meta:user-defined>
    <meta:user-defined meta:name="URL">www.digirisk.com</meta:user-defined>
  </office:meta>
</office:document-meta>
</file>